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704cm" fo:margin-left="4.736cm" table:align="left"/>
    </style:style>
    <style:style style:name="Tableau8.A" style:family="table-column">
      <style:table-column-properties style:column-width="1.201cm"/>
    </style:style>
    <style:style style:name="Tableau8.C" style:family="table-column">
      <style:table-column-properties style:column-width="1.302cm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8.2" style:family="table-row">
      <style:table-row-properties style:min-row-height="1.584cm"/>
    </style:style>
    <style:style style:name="Tableau8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9" style:family="table">
      <style:table-properties style:width="3.605cm" style:rel-width="19%" fo:margin-left="4.577cm" fo:break-before="page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6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7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39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0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8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2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8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59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0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1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2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top="0cm" fo:margin-bottom="0.212cm" loext:contextual-spacing="false" fo:line-height="100%"/>
    </style:style>
    <style:style style:name="P64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officeooo:rsid="00178980" officeooo:paragraph-rsid="00178980" style:font-size-asian="14pt" style:font-name-complex="Arial" style:font-size-complex="14pt" style:font-weight-complex="bold"/>
    </style:style>
    <style:style style:name="P65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fo:background-color="#ffff00" style:font-size-asian="14pt" style:font-name-complex="Arial" style:font-size-complex="14pt" style:font-weight-complex="bold"/>
    </style:style>
    <style:style style:name="P6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67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68" style:family="paragraph" style:parent-style-name="Normal">
      <style:paragraph-properties fo:margin-top="0cm" fo:margin-bottom="0cm" loext:contextual-spacing="false" fo:line-height="100%"/>
      <style:text-properties fo:color="#c9211e" style:font-name="Arial" fo:font-size="14pt" officeooo:rsid="00178980" officeooo:paragraph-rsid="00178980" style:font-size-asian="14pt" style:font-name-complex="Arial" style:font-size-complex="14pt" style:font-weight-complex="bold"/>
    </style:style>
    <style:style style:name="P69" style:family="paragraph" style:parent-style-name="Normal">
      <style:paragraph-properties fo:margin-top="0cm" fo:margin-bottom="0cm" loext:contextual-spacing="false" fo:line-height="100%"/>
    </style:style>
    <style:style style:name="P70" style:family="paragraph" style:parent-style-name="Normal">
      <style:paragraph-properties fo:margin-top="0cm" fo:margin-bottom="0cm" loext:contextual-spacing="false" fo:line-height="100%"/>
      <style:text-properties officeooo:paragraph-rsid="00181c9d"/>
    </style:style>
    <style:style style:name="P71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72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2pt" officeooo:rsid="00181c9d" style:font-size-asian="12pt" style:font-name-complex="Arial" style:font-size-complex="12pt" style:font-weight-complex="bold"/>
    </style:style>
    <style:style style:name="T9" style:family="text">
      <style:text-properties style:font-name="Arial" fo:font-size="12pt" officeooo:rsid="00181c9d" fo:background-color="#ffff00" loext:char-shading-value="0" style:font-size-asian="12pt" style:font-name-complex="Arial" style:font-size-complex="12pt" style:font-weight-complex="bold"/>
    </style:style>
    <style:style style:name="T10" style:family="text">
      <style:text-properties style:font-name="Arial" fo:font-size="12pt" officeooo:rsid="00181c9d" fo:background-color="#ffff00" loext:char-shading-value="0" style:font-size-asian="12pt" style:font-name-complex="Arial" style:font-size-complex="12pt" style:font-weight-complex="bold"/>
    </style:style>
    <style:style style:name="T1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2" style:family="text">
      <style:text-properties style:font-name="Arial" fo:font-size="14pt" style:font-size-asian="14pt" style:font-name-complex="Arial" style:font-size-complex="14pt" style:font-weight-complex="bold"/>
    </style:style>
    <style:style style:name="T13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5" style:family="text">
      <style:text-properties fo:font-size="16pt" style:font-size-asian="16pt" style:language-asian="fr" style:country-asian="FR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7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8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9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20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1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22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3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4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5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6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7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8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9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30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31" style:family="text">
      <style:text-properties fo:color="#000000"/>
    </style:style>
    <style:style style:name="T32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3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4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5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6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7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0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41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4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5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6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7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8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9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0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1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52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/>
    </style:style>
    <style:style style:name="T54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5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6" style:family="text">
      <style:text-properties fo:color="#0000ff" fo:font-size="12pt" style:font-size-asian="12pt" style:font-size-complex="12pt"/>
    </style:style>
    <style:style style:name="T57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8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9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60" style:family="text">
      <style:text-properties style:language-asian="fr" style:country-asian="FR"/>
    </style:style>
    <style:style style:name="T61" style:family="text">
      <style:text-properties officeooo:rsid="001749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5"><draw:frame draw:style-name="fr1" draw:name="Image 2" text:anchor-type="as-char" svg:y="0cm" svg:width="1.782cm" style:rel-width="scale" svg:height="2.046cm" style:rel-height="scale" draw:z-index="9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11">1</text:span></text:span><text:span text:style-name="Police_20_par_20_défaut"><text:span text:style-name="T17">er</text:span></text:span><text:span text:style-name="Police_20_par_20_défaut"><text:span text:style-name="T11"> Exemple</text:span></text:span><text:span text:style-name="Police_20_par_20_défaut"><text:span text:style-name="T12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11">Q1</text:span></text:span><text:span text:style-name="Police_20_par_20_défaut"><text:span text:style-name="T12"> Si maintenant le nombre à deviner est compris entre 1 et 40, combien faudra-t-il de questions en plus de l’exemple précédent pour deviner le nombre 14 ? Quelle est la question à poser ?</text:span></text:span></text:p>
      <text:p text:style-name="P60"/>
      <text:p text:style-name="P60"/>
      <text:p text:style-name="P64">Il faut 1 question en plus, 20 ?</text:p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11">Q2</text:span></text:span><text:span text:style-name="Police_20_par_20_défaut"><text:span text:style-name="T12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65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68"><text:soft-page-break/>Il faut juste que une seule question de plus que pour l’intervalle 0 500, soit 2 de plus que poure 0 250, soit 3 de plus que pour 0 125.</text:p>
      <text:p text:style-name="P16"/>
      <text:p text:style-name="P16"/>
      <text:p text:style-name="P16"/>
      <text:p text:style-name="P10"><text:span text:style-name="Police_20_par_20_défaut"><text:span text:style-name="T11">2</text:span></text:span><text:span text:style-name="Police_20_par_20_défaut"><text:span text:style-name="T17">eme</text:span></text:span><text:span text:style-name="Police_20_par_20_défaut"><text:span text:style-name="T11"> Exemple</text:span></text:span><text:span text:style-name="Police_20_par_20_défaut"><text:span text:style-name="T12"> : Voici une bande de papier illustrant un tableau de nombre en mémoire</text:span></text:span></text:p>
      <text:p text:style-name="P10"><draw:custom-shape text:anchor-type="paragraph" draw:z-index="12" draw:name="AutoShape 8" draw:style-name="gr1" draw:text-style-name="P72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12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4"><text:span text:style-name="Police_20_par_20_défaut"><text:span text:style-name="T13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5">35</text:p>
            <text:p text:style-name="P44"><text:span text:style-name="Police_20_par_20_défaut"><text:span text:style-name="T18">6</text:span></text:span></text:p>
          </table:table-cell>
          <table:table-cell table:style-name="Tableau4.A1" office:value-type="string">
            <text:p text:style-name="P46">37</text:p>
            <text:p text:style-name="P44"><text:span text:style-name="Police_20_par_20_défaut"><text:span text:style-name="T20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3" draw:name="AutoShape 9" draw:style-name="gr2" draw:text-style-name="P72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12"/></text:span></text:p>
      <text:p text:style-name="P10"><text:span text:style-name="Police_20_par_20_défaut"><text:span text:style-name="T12">Essayons de rechercher </text:span></text:span><text:span text:style-name="Police_20_par_20_défaut"><text:span text:style-name="T19">le nombre 35</text:span></text:span><text:span text:style-name="Police_20_par_20_défaut"><text:span text:style-name="T12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11">Etape 1</text:span></text:span><text:span text:style-name="Police_20_par_20_défaut"><text:span text:style-name="T12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12">Indice Bas</text:span></text:span><text:span text:style-name="Police_20_par_20_défaut"><text:span text:style-name="T11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2">Indice Haut</text:span></text:span><text:span text:style-name="Police_20_par_20_défaut"><text:span text:style-name="T11">1</text:span></text:span></text:p>
          </table:table-cell>
          <table:table-cell table:style-name="Tableau5.A1" office:value-type="string">
            <text:p text:style-name="P10"><text:span text:style-name="Police_20_par_20_défaut"><text:span text:style-name="T21">Indice milieu</text:span></text:span><text:span text:style-name="Police_20_par_20_défaut"><text:span text:style-name="T22">1</text:span></text:span></text:p>
          </table:table-cell>
        </table:table-row>
        <table:table-row>
          <table:table-cell table:style-name="Tableau5.A1" office:value-type="string">
            <text:p text:style-name="P48">0</text:p>
          </table:table-cell>
          <table:table-cell table:style-name="Tableau5.A1" office:value-type="string">
            <text:p text:style-name="P48">15</text:p>
          </table:table-cell>
          <table:table-cell table:style-name="Tableau5.A1" office:value-type="string">
            <text:p text:style-name="P10"><text:span text:style-name="Police_20_par_20_défaut"><text:span text:style-name="T23">15/2=7.5 </text:span></text:span><text:span text:style-name="Police_20_par_20_défaut"><text:span text:style-name="T21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11">Etape 2</text:span></text:span><text:span text:style-name="Police_20_par_20_défaut"><text:span text:style-name="T12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4"><text:span text:style-name="Police_20_par_20_défaut"><text:span text:style-name="T13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2">21</text:p>
            <text:p text:style-name="P44"><text:span text:style-name="Police_20_par_20_défaut"><text:span text:style-name="T26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11">Etape 3</text:span></text:span><text:span text:style-name="Police_20_par_20_défaut"><text:span text:style-name="T12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12">Indice Bas</text:span></text:span><text:span text:style-name="Police_20_par_20_défaut"><text:span text:style-name="T11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9">Indice Haut</text:span></text:span><text:span text:style-name="Police_20_par_20_défaut"><text:span text:style-name="T30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7">Indice milieu</text:span></text:span><text:span text:style-name="Police_20_par_20_défaut"><text:span text:style-name="T28">2</text:span></text:span></text:p>
          </table:table-cell>
        </table:table-row>
        <table:table-row>
          <table:table-cell table:style-name="Tableau7.A1" office:value-type="string">
            <text:p text:style-name="P48">0</text:p>
          </table:table-cell>
          <table:table-cell table:style-name="Tableau7.A1" office:value-type="string">
            <text:p text:style-name="P48">6</text:p>
          </table:table-cell>
          <table:table-cell table:style-name="Tableau7.A1" office:value-type="string">
            <text:p text:style-name="P48">6/2=3</text:p>
          </table:table-cell>
        </table:table-row>
      </table:table>
      <text:p text:style-name="P16"/>
      <text:p text:style-name="P10"><text:span text:style-name="Police_20_par_20_défaut"><text:span text:style-name="T12">Quel est le lien entre </text:span></text:span><text:span text:style-name="Police_20_par_20_défaut"><text:span text:style-name="T29">l’indice Haut</text:span></text:span><text:span text:style-name="Police_20_par_20_défaut"><text:span text:style-name="T30">2</text:span></text:span><text:span text:style-name="Police_20_par_20_défaut"><text:span text:style-name="T11"> </text:span></text:span><text:span text:style-name="Police_20_par_20_défaut"><text:span text:style-name="T12">et l’</text:span></text:span><text:span text:style-name="Police_20_par_20_défaut"><text:span text:style-name="T21">Indice milieu</text:span></text:span><text:span text:style-name="Police_20_par_20_défaut"><text:span text:style-name="T22">1</text:span></text:span></text:p>
      <text:p text:style-name="P16"/>
      <text:p text:style-name="P10"><text:span text:style-name="Police_20_par_20_défaut"><text:span text:style-name="T29">Indice Haut</text:span></text:span><text:span text:style-name="Police_20_par_20_défaut"><text:span text:style-name="T30">2=</text:span></text:span><text:span text:style-name="Police_20_par_20_défaut"><text:span text:style-name="T21"> Indice milieu</text:span></text:span><text:span text:style-name="Police_20_par_20_défaut"><text:span text:style-name="T22">1 </text:span></text:span><text:span text:style-name="Police_20_par_20_défaut"><text:span text:style-name="T24">- 1</text:span></text:span><text:span text:style-name="Police_20_par_20_défaut"><text:span text:style-name="T32">= 7 – 1 = 6</text:span></text:span></text:p>
      <text:p text:style-name="P16"/>
      <text:p text:style-name="P10"><text:span text:style-name="Police_20_par_20_défaut"><text:span text:style-name="T11">Etape 4</text:span></text:span><text:span text:style-name="Police_20_par_20_défaut"><text:span text:style-name="T12"> : Dans quelle partie se trouve la valeur 35 ?</text:span></text:span></text:p>
      <text:p text:style-name="P16"/>
      <text:p text:style-name="P16">Par rapport au chiffre 21 à l’indice 3, la valeur 35 se trouve dans la partie supérieure du tableau</text:p>
      <table:table table:name="Tableau8" table:style-name="Tableau8">
        <table:table-column table:style-name="Tableau8.A" table:number-columns-repeated="2"/>
        <table:table-column table:style-name="Tableau8.C"/>
        <text:soft-page-break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  <table:table-row table:style-name="Tableau8.2">
          <table:table-cell table:style-name="Tableau8.A2" office:value-type="string">
            <text:p text:style-name="P19"/>
          </table:table-cell>
          <table:table-cell table:style-name="Tableau8.A2" office:value-type="string">
            <text:p text:style-name="P19"/>
          </table:table-cell>
          <table:table-cell table:style-name="Tableau8.A2" office:value-type="string">
            <text:p text:style-name="P19"/>
          </table:table-cell>
        </table:table-row>
      </table:table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3">31</text:p>
            <text:p text:style-name="P44"><text:span text:style-name="Police_20_par_20_défaut"><text:span text:style-name="T39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11">Etape 5</text:span></text:span><text:span text:style-name="Police_20_par_20_défaut"><text:span text:style-name="T12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3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12">Indice Haut</text:span></text:span><text:span text:style-name="Police_20_par_20_défaut"><text:span text:style-name="T11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40">Indice milieu</text:span></text:span><text:span text:style-name="Police_20_par_20_défaut"><text:span text:style-name="T41">3</text:span></text:span></text:p>
          </table:table-cell>
        </table:table-row>
        <table:table-row>
          <table:table-cell table:style-name="Tableau10.A1" office:value-type="string">
            <text:p text:style-name="P48">4</text:p>
          </table:table-cell>
          <table:table-cell table:style-name="Tableau10.A1" office:value-type="string">
            <text:p text:style-name="P48">6</text:p>
          </table:table-cell>
          <table:table-cell table:style-name="Tableau10.A1" office:value-type="string">
            <text:p text:style-name="P48">(4+6) / 2=5</text:p>
          </table:table-cell>
        </table:table-row>
      </table:table>
      <text:p text:style-name="P16"/>
      <text:p text:style-name="P10"><text:span text:style-name="Police_20_par_20_défaut"><text:span text:style-name="T12">Quel est le lien entre l’</text:span></text:span><text:span text:style-name="Police_20_par_20_défaut"><text:span text:style-name="T42">Indice Bas</text:span></text:span><text:span text:style-name="Police_20_par_20_défaut"><text:span text:style-name="T43">3 </text:span></text:span><text:span text:style-name="Police_20_par_20_défaut"><text:span text:style-name="T12">et l’</text:span></text:span><text:span text:style-name="Police_20_par_20_défaut"><text:span text:style-name="T27">Indice milieu</text:span></text:span><text:span text:style-name="Police_20_par_20_défaut"><text:span text:style-name="T28">2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3">3 = </text:span></text:span><text:span text:style-name="Police_20_par_20_défaut"><text:span text:style-name="T27">Indice milieu</text:span></text:span><text:span text:style-name="Police_20_par_20_défaut"><text:span text:style-name="T28">2</text:span></text:span><text:span text:style-name="Police_20_par_20_défaut"><text:span text:style-name="T44"> </text:span></text:span><text:span text:style-name="Police_20_par_20_défaut"><text:span text:style-name="T24">+ 1</text:span></text:span><text:span text:style-name="Police_20_par_20_défaut"><text:span text:style-name="T32">= 3 + 1 = 4</text:span></text:span></text:p>
      <text:p text:style-name="P16"/>
      <text:p text:style-name="P10"><text:span text:style-name="Police_20_par_20_défaut"><text:span text:style-name="T11">Etape 6</text:span></text:span><text:span text:style-name="Police_20_par_20_défaut"><text:span text:style-name="T12"> : Dans quelle partie se trouve la valeur 35 ?</text:span></text:span></text:p>
      <text:p text:style-name="P16"/>
      <text:p text:style-name="P10"><text:span text:style-name="Police_20_par_20_défaut"><text:span text:style-name="T12">Par rapport au chiffre 31 à l’indice </text:span></text:span><text:span text:style-name="Police_20_par_20_défaut"><text:span text:style-name="T23">5</text:span></text:span><text:span text:style-name="Police_20_par_20_défaut"><text:span text:style-name="T12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61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11">Etape 7</text:span></text:span><text:span text:style-name="Police_20_par_20_défaut"><text:span text:style-name="T12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5">Indice Bas</text:span></text:span><text:span text:style-name="Police_20_par_20_défaut"><text:span text:style-name="T44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12">Indice Haut</text:span></text:span><text:span text:style-name="Police_20_par_20_défaut"><text:span text:style-name="T1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12">Indice milieu</text:span></text:span><text:span text:style-name="Police_20_par_20_défaut"><text:span text:style-name="T11">4</text:span></text:span></text:p>
          </table:table-cell>
        </table:table-row>
        <table:table-row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6</text:p>
          </table:table-cell>
          <table:table-cell table:style-name="Tableau12.A1" office:value-type="string">
            <text:p text:style-name="P48">(6+6) / 2=6</text:p>
          </table:table-cell>
        </table:table-row>
      </table:table>
      <text:p text:style-name="P16"/>
      <text:p text:style-name="P10"><text:span text:style-name="Police_20_par_20_défaut"><text:span text:style-name="T12">Quel est le lien entre </text:span></text:span><text:span text:style-name="Police_20_par_20_défaut"><text:span text:style-name="T45">l’indice Bas</text:span></text:span><text:span text:style-name="Police_20_par_20_défaut"><text:span text:style-name="T44">4 </text:span></text:span><text:span text:style-name="Police_20_par_20_défaut"><text:span text:style-name="T12">et l’</text:span></text:span><text:span text:style-name="Police_20_par_20_défaut"><text:span text:style-name="T40">Indice milieu</text:span></text:span><text:span text:style-name="Police_20_par_20_défaut"><text:span text:style-name="T41">3</text:span></text:span></text:p>
      <text:p text:style-name="P16"/>
      <text:p text:style-name="P10"><text:span text:style-name="Police_20_par_20_défaut"><text:span text:style-name="T45">indice Bas</text:span></text:span><text:span text:style-name="Police_20_par_20_défaut"><text:span text:style-name="T44">4 </text:span></text:span><text:span text:style-name="Police_20_par_20_défaut"><text:span text:style-name="T43">= </text:span></text:span><text:span text:style-name="Police_20_par_20_défaut"><text:span text:style-name="T40">Indice milieu</text:span></text:span><text:span text:style-name="Police_20_par_20_défaut"><text:span text:style-name="T41">3 </text:span></text:span><text:span text:style-name="Police_20_par_20_défaut"><text:span text:style-name="T24">+ 1 </text:span></text:span><text:span text:style-name="Police_20_par_20_défaut"><text:span text:style-name="T32">= 5 + 1 = 6</text:span></text:span></text:p>
      <text:p text:style-name="P16"/>
      <text:p text:style-name="P16"/>
      <text:p text:style-name="P10"><text:span text:style-name="Police_20_par_20_défaut"><text:span text:style-name="T11">Etape 8</text:span></text:span><text:span text:style-name="Police_20_par_20_défaut"><text:span text:style-name="T12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4"><text:span text:style-name="Police_20_par_20_défaut"><text:span text:style-name="T13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0">21</text:p>
            <text:p text:style-name="P44"><text:span text:style-name="Police_20_par_20_défaut"><text:span text:style-name="T25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4">31</text:p>
            <text:p text:style-name="P44"><text:span text:style-name="Police_20_par_20_défaut"><text:span text:style-name="T46">5</text:span></text:span></text:p>
          </table:table-cell>
          <table:table-cell table:style-name="Tableau13.A1" office:value-type="string">
            <text:p text:style-name="P55">35</text:p>
            <text:p text:style-name="P44"><text:span text:style-name="Police_20_par_20_défaut"><text:span text:style-name="T47">6</text:span></text:span></text:p>
          </table:table-cell>
          <table:table-cell table:style-name="Tableau13.A1" office:value-type="string">
            <text:p text:style-name="P56">37</text:p>
            <text:p text:style-name="P44"><text:span text:style-name="Police_20_par_20_défaut"><text:span text:style-name="T48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49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49">6</text:p>
          </table:table-cell>
          <table:table-cell table:style-name="Tableau14.A1" office:value-type="string">
            <text:p text:style-name="P57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7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7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11">Q3</text:span></text:span><text:span text:style-name="Police_20_par_20_défaut"><text:span text:style-name="T12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4"><text:span text:style-name="Police_20_par_20_défaut"><text:span text:style-name="T13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3">21</text:p>
            <text:p text:style-name="P32">3</text:p>
          </table:table-cell>
          <table:table-cell table:style-name="Tableau15.A1" office:value-type="string">
            <text:p text:style-name="P33">25</text:p>
            <text:p text:style-name="P32">4</text:p>
          </table:table-cell>
          <table:table-cell table:style-name="Tableau15.A1" office:value-type="string">
            <text:p text:style-name="P33">31</text:p>
            <text:p text:style-name="P32">5</text:p>
          </table:table-cell>
          <table:table-cell table:style-name="Tableau15.A1" office:value-type="string">
            <text:p text:style-name="P33">35</text:p>
            <text:p text:style-name="P32">6</text:p>
          </table:table-cell>
          <table:table-cell table:style-name="Tableau15.A1" office:value-type="string">
            <text:p text:style-name="P33">37</text:p>
            <text:p text:style-name="P32">7</text:p>
          </table:table-cell>
          <table:table-cell table:style-name="Tableau15.A1" office:value-type="string">
            <text:p text:style-name="P33">42</text:p>
            <text:p text:style-name="P32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49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49">8</text:p>
          </table:table-cell>
          <table:table-cell table:style-name="Tableau16.A1" office:value-type="string">
            <text:p text:style-name="P31">15</text:p>
          </table:table-cell>
          <table:table-cell table:style-name="Tableau16.A1" office:value-type="string">
            <text:p text:style-name="P57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7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1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11">Q4</text:span></text:span><text:span text:style-name="Police_20_par_20_défaut"><text:span text:style-name="T12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4"><text:span text:style-name="Police_20_par_20_défaut"><text:span text:style-name="T13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3">21</text:p>
            <text:p text:style-name="P32">3</text:p>
          </table:table-cell>
          <table:table-cell table:style-name="Tableau17.A1" office:value-type="string">
            <text:p text:style-name="P33">25</text:p>
            <text:p text:style-name="P32">4</text:p>
          </table:table-cell>
          <table:table-cell table:style-name="Tableau17.A1" office:value-type="string">
            <text:p text:style-name="P33">31</text:p>
            <text:p text:style-name="P32">5</text:p>
          </table:table-cell>
          <table:table-cell table:style-name="Tableau17.A1" office:value-type="string">
            <text:p text:style-name="P33">35</text:p>
            <text:p text:style-name="P32">6</text:p>
          </table:table-cell>
          <table:table-cell table:style-name="Tableau17.A1" office:value-type="string">
            <text:p text:style-name="P33">37</text:p>
            <text:p text:style-name="P32">7</text:p>
          </table:table-cell>
          <table:table-cell table:style-name="Tableau17.A1" office:value-type="string">
            <text:p text:style-name="P33">42</text:p>
            <text:p text:style-name="P32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49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49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soft-page-break/><text:tab/>retourner indice</text:p>
      <text:p text:style-name="P20"/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9">def </text:span></text:span><text:span text:style-name="Police_20_par_20_défaut"><text:span text:style-name="T36">recherche_dichotomique( element, tableau ):<text:line-break/> <text:s text:c="3"/>bas = </text:span></text:span><text:span text:style-name="Police_20_par_20_défaut"><text:span text:style-name="T54">0<text:line-break/> <text:s text:c="3"/></text:span></text:span><text:span text:style-name="Police_20_par_20_défaut"><text:span text:style-name="T36">haut = </text:span></text:span><text:span text:style-name="Police_20_par_20_défaut"><text:span text:style-name="T50">len</text:span></text:span><text:span text:style-name="Police_20_par_20_défaut"><text:span text:style-name="T36">(tableau)-</text:span></text:span><text:span text:style-name="Police_20_par_20_défaut"><text:span text:style-name="T54">1<text:line-break/> <text:s text:c="3"/></text:span></text:span><text:span text:style-name="Police_20_par_20_défaut"><text:span text:style-name="T36">trouve=</text:span></text:span><text:span text:style-name="Police_20_par_20_défaut"><text:span text:style-name="T49">False<text:line-break/></text:span></text:span><text:span text:style-name="Police_20_par_20_défaut"><text:span text:style-name="T36"> <text:s text:c="3"/></text:span></text:span><text:span text:style-name="Police_20_par_20_défaut"><text:span text:style-name="T49">while </text:span></text:span><text:span text:style-name="Police_20_par_20_défaut"><text:span text:style-name="T36">bas &lt;= haut </text:span></text:span><text:span text:style-name="Police_20_par_20_défaut"><text:span text:style-name="T49">and </text:span></text:span><text:span text:style-name="Police_20_par_20_défaut"><text:span text:style-name="T36">trouve==</text:span></text:span><text:span text:style-name="Police_20_par_20_défaut"><text:span text:style-name="T49">False</text:span></text:span><text:span text:style-name="Police_20_par_20_défaut"><text:span text:style-name="T36">:<text:line-break/> <text:s text:c="7"/>milieu = (bas + haut) // </text:span></text:span><text:span text:style-name="Police_20_par_20_défaut"><text:span text:style-name="T54">2<text:line-break/> <text:s text:c="7"/></text:span></text:span><text:span text:style-name="Police_20_par_20_défaut"><text:span text:style-name="T49">if </text:span></text:span><text:span text:style-name="Police_20_par_20_défaut"><text:span text:style-name="T36">element==tableau[milieu]:<text:line-break/> <text:s text:c="11"/>trouve=</text:span></text:span><text:span text:style-name="Police_20_par_20_défaut"><text:span text:style-name="T49">True<text:line-break/></text:span></text:span><text:span text:style-name="Police_20_par_20_défaut"><text:span text:style-name="T36"> <text:s text:c="7"/></text:span></text:span><text:span text:style-name="Police_20_par_20_défaut"><text:span text:style-name="T49">else</text:span></text:span><text:span text:style-name="Police_20_par_20_défaut"><text:span text:style-name="T36">:<text:line-break/> <text:s text:c="11"/></text:span></text:span><text:span text:style-name="Police_20_par_20_défaut"><text:span text:style-name="T49">if </text:span></text:span><text:span text:style-name="Police_20_par_20_défaut"><text:span text:style-name="T36">element&gt;tableau[milieu]:<text:line-break/> <text:s text:c="15"/>bas = milieu+</text:span></text:span><text:span text:style-name="Police_20_par_20_défaut"><text:span text:style-name="T54">1<text:line-break/> <text:s text:c="11"/></text:span></text:span><text:span text:style-name="Police_20_par_20_défaut"><text:span text:style-name="T49">else </text:span></text:span><text:span text:style-name="Police_20_par_20_défaut"><text:span text:style-name="T36">:<text:line-break/> <text:s text:c="15"/>haut = milieu-</text:span></text:span><text:span text:style-name="Police_20_par_20_défaut"><text:span text:style-name="T54">1<text:line-break/></text:span></text:span><text:span text:style-name="Police_20_par_20_défaut"><text:span text:style-name="T36"> <text:s text:c="3"/></text:span></text:span><text:span text:style-name="Police_20_par_20_défaut"><text:span text:style-name="T49">if </text:span></text:span><text:span text:style-name="Police_20_par_20_défaut"><text:span text:style-name="T36">trouve==</text:span></text:span><text:span text:style-name="Police_20_par_20_défaut"><text:span text:style-name="T49">True</text:span></text:span><text:span text:style-name="Police_20_par_20_défaut"><text:span text:style-name="T36">:<text:line-break/> <text:s text:c="7"/>indice = milieu<text:line-break/> <text:s text:c="3"/></text:span></text:span><text:span text:style-name="Police_20_par_20_défaut"><text:span text:style-name="T49">else</text:span></text:span><text:span text:style-name="Police_20_par_20_défaut"><text:span text:style-name="T36">:<text:line-break/> <text:s text:c="7"/>indice = -</text:span></text:span><text:span text:style-name="Police_20_par_20_défaut"><text:span text:style-name="T54">1<text:line-break/> <text:s text:c="3"/></text:span></text:span><text:span text:style-name="Police_20_par_20_défaut"><text:span text:style-name="T49">return </text:span></text:span><text:span text:style-name="Police_20_par_20_défaut"><text:span text:style-name="T36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6">tableau=[</text:span></text:span><text:span text:style-name="Police_20_par_20_défaut"><text:span text:style-name="T54">10</text:span></text:span><text:span text:style-name="Police_20_par_20_défaut"><text:span text:style-name="T36">,</text:span></text:span><text:span text:style-name="Police_20_par_20_défaut"><text:span text:style-name="T54">12</text:span></text:span><text:span text:style-name="Police_20_par_20_défaut"><text:span text:style-name="T36">,</text:span></text:span><text:span text:style-name="Police_20_par_20_défaut"><text:span text:style-name="T54">15</text:span></text:span><text:span text:style-name="Police_20_par_20_défaut"><text:span text:style-name="T36">,</text:span></text:span><text:span text:style-name="Police_20_par_20_défaut"><text:span text:style-name="T54">21</text:span></text:span><text:span text:style-name="Police_20_par_20_défaut"><text:span text:style-name="T36">,</text:span></text:span><text:span text:style-name="Police_20_par_20_défaut"><text:span text:style-name="T54">25</text:span></text:span><text:span text:style-name="Police_20_par_20_défaut"><text:span text:style-name="T36">,</text:span></text:span><text:span text:style-name="Police_20_par_20_défaut"><text:span text:style-name="T54">31</text:span></text:span><text:span text:style-name="Police_20_par_20_défaut"><text:span text:style-name="T36">,</text:span></text:span><text:span text:style-name="Police_20_par_20_défaut"><text:span text:style-name="T54">35</text:span></text:span><text:span text:style-name="Police_20_par_20_défaut"><text:span text:style-name="T36">,</text:span></text:span><text:span text:style-name="Police_20_par_20_défaut"><text:span text:style-name="T54">37</text:span></text:span><text:span text:style-name="Police_20_par_20_défaut"><text:span text:style-name="T36">,</text:span></text:span><text:span text:style-name="Police_20_par_20_défaut"><text:span text:style-name="T54">42</text:span></text:span><text:span text:style-name="Police_20_par_20_défaut"><text:span text:style-name="T36">,</text:span></text:span><text:span text:style-name="Police_20_par_20_défaut"><text:span text:style-name="T54">44</text:span></text:span><text:span text:style-name="Police_20_par_20_défaut"><text:span text:style-name="T36">,</text:span></text:span><text:span text:style-name="Police_20_par_20_défaut"><text:span text:style-name="T54">49</text:span></text:span><text:span text:style-name="Police_20_par_20_défaut"><text:span text:style-name="T36">,</text:span></text:span><text:span text:style-name="Police_20_par_20_défaut"><text:span text:style-name="T54">53</text:span></text:span><text:span text:style-name="Police_20_par_20_défaut"><text:span text:style-name="T36">,</text:span></text:span><text:span text:style-name="Police_20_par_20_défaut"><text:span text:style-name="T54">61</text:span></text:span><text:span text:style-name="Police_20_par_20_défaut"><text:span text:style-name="T36">,</text:span></text:span><text:span text:style-name="Police_20_par_20_défaut"><text:span text:style-name="T54">72</text:span></text:span><text:span text:style-name="Police_20_par_20_défaut"><text:span text:style-name="T36">,</text:span></text:span><text:span text:style-name="Police_20_par_20_défaut"><text:span text:style-name="T54">75</text:span></text:span><text:span text:style-name="Police_20_par_20_défaut"><text:span text:style-name="T36">,</text:span></text:span><text:span text:style-name="Police_20_par_20_défaut"><text:span text:style-name="T54">85</text:span></text:span><text:span text:style-name="Police_20_par_20_défaut"><text:span text:style-name="T36">]<text:line-break/></text:span></text:span><text:span text:style-name="Police_20_par_20_défaut"><text:span text:style-name="T57">print (tableau)<text:line-break/></text:span></text:span><text:span text:style-name="Police_20_par_20_défaut"><text:span text:style-name="T36">chiffreAtrouver=</text:span></text:span><text:span text:style-name="Police_20_par_20_défaut"><text:span text:style-name="T54">21<text:line-break/></text:span></text:span><text:span text:style-name="Police_20_par_20_défaut"><text:span text:style-name="T50">print</text:span></text:span><text:span text:style-name="Police_20_par_20_défaut"><text:span text:style-name="T36">(</text:span></text:span><text:span text:style-name="Police_20_par_20_défaut"><text:span text:style-name="T58">'chiffre à trouver'</text:span></text:span><text:span text:style-name="Police_20_par_20_défaut"><text:span text:style-name="T36">,chiffreAtrouver)<text:line-break/>indice=recherche_dichotomique(chiffreAtrouver,tableau)<text:line-break/></text:span></text:span><text:span text:style-name="Police_20_par_20_défaut"><text:span text:style-name="T50">print</text:span></text:span><text:span text:style-name="Police_20_par_20_défaut"><text:span text:style-name="T36">(</text:span></text:span><text:span text:style-name="Police_20_par_20_défaut"><text:span text:style-name="T58">"la valeur"</text:span></text:span><text:span text:style-name="Police_20_par_20_défaut"><text:span text:style-name="T36">,tableau[indice],</text:span></text:span><text:span text:style-name="Police_20_par_20_défaut"><text:span text:style-name="T58">"se trouve a l'indice"</text:span></text:span><text:span text:style-name="Police_20_par_20_défaut"><text:span text:style-name="T36">, indice,</text:span></text:span><text:span text:style-name="Police_20_par_20_défaut"><text:span text:style-name="T58">"danns le tableau:"</text:span></text:span><text:span text:style-name="Police_20_par_20_défaut"><text:span text:style-name="T36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1"><text:span text:style-name="Police_20_par_20_défaut"><text:span text:style-name="T7">Exemple de résultat avec </text:span></text:span><text:span text:style-name="Police_20_par_20_défaut"><text:span text:style-name="T31">chiffreAtrouver=</text:span></text:span><text:span text:style-name="Police_20_par_20_défaut"><text:span text:style-name="T53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8">VALEUR_MAX=</text:span></text:span><text:span text:style-name="Police_20_par_20_défaut"><text:span text:style-name="T56">100<text:tab/>000</text:span></text:span></text:p>
      <text:p text:style-name="P20"/>
      <text:p text:style-name="P20">Commenter les lignes suivantes (ajouter un # au début de la ligne)</text:p>
      <text:p text:style-name="P58"/>
      <text:p text:style-name="P12"><text:span text:style-name="Police_20_par_20_défaut"><text:span text:style-name="T59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3">Nombre de données </text:span></text:span><text:span text:style-name="Police_20_par_20_défaut"><text:span text:style-name="T34">N</text:span></text:span><text:span text:style-name="Police_20_par_20_défaut"><text:span text:style-name="T33"> à trier</text:span></text:span></text:p>
          </table:table-cell>
          <table:table-cell table:style-name="Tableau19.B1" office:value-type="string">
            <text:p text:style-name="P34">Temps de traitement </text:p>
          </table:table-cell>
        </table:table-row>
        <table:table-row table:style-name="Tableau19.1">
          <table:table-cell table:style-name="Tableau19.A2" office:value-type="string">
            <text:p text:style-name="P35">100</text:p>
          </table:table-cell>
          <table:table-cell table:style-name="Tableau19.B2" office:value-type="string">
            <text:p text:style-name="P51">0.7021098136901855</text:p>
          </table:table-cell>
        </table:table-row>
        <table:table-row table:style-name="Tableau19.1">
          <table:table-cell table:style-name="Tableau19.A2" office:value-type="string">
            <text:p text:style-name="P35">1000</text:p>
          </table:table-cell>
          <table:table-cell table:style-name="Tableau19.B2" office:value-type="string">
            <text:p text:style-name="P51">1.0185084342956543</text:p>
          </table:table-cell>
        </table:table-row>
        <table:table-row table:style-name="Tableau19.1">
          <table:table-cell table:style-name="Tableau19.A2" office:value-type="string">
            <text:p text:style-name="P35">10000</text:p>
          </table:table-cell>
          <table:table-cell table:style-name="Tableau19.B2" office:value-type="string">
            <text:p text:style-name="P51">1.2642269134521484</text:p>
          </table:table-cell>
        </table:table-row>
        <table:table-row table:style-name="Tableau19.1">
          <table:table-cell table:style-name="Tableau19.A2" office:value-type="string">
            <text:p text:style-name="P35">30000</text:p>
          </table:table-cell>
          <table:table-cell table:style-name="Tableau19.B2" office:value-type="string">
            <text:p text:style-name="P51">1.6180922985076904</text:p>
          </table:table-cell>
        </table:table-row>
        <table:table-row table:style-name="Tableau19.1">
          <table:table-cell table:style-name="Tableau19.A2" office:value-type="string">
            <text:p text:style-name="P35">50000</text:p>
          </table:table-cell>
          <table:table-cell table:style-name="Tableau19.B2" office:value-type="string">
            <text:p text:style-name="P51">1.8021388053894043</text:p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60"><draw:frame draw:style-name="fr3" draw:name="Graphique 1" text:anchor-type="as-char" svg:width="18.983cm" style:rel-width="scale" svg:height="8.061cm" style:rel-height="scale" draw:z-index="1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10"><text:span text:style-name="Police_20_par_20_défaut"><text:span text:style-name="T7"/></text:span></text:p>
      <text:p text:style-name="P70"><text:span text:style-name="Police_20_par_20_défaut"><text:span text:style-name="T10">L’algorithme est de complexité O(log(n)).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2"><text:span text:style-name="Police_20_par_20_défaut"><text:span text:style-name="T16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7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6">Valeur <text:s/>10 <text:s/>12 <text:s/>15 <text:s/>21 <text:s/>25 <text:s/>31 <text:s/>35 <text:s/>37 <text:s/>42 <text:s/>44 <text:s/>49 <text:s/>53 <text:s/>61 <text:s/>72 <text:s/>75 <text:s/>85</text:p>
            <text:p text:style-name="P36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6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0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39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39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39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0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1">fonction recherche_dichotomique( element, tableau ) valeur entière</text:p>
            <text:p text:style-name="P41"><text:tab/>bas ← 0</text:p>
            <text:p text:style-name="P41"><text:tab/>haut ← longueur(tableau)-1</text:p>
            <text:p text:style-name="P41"><text:tab/>trouve←faux</text:p>
            <text:p text:style-name="P41"><text:tab/>tant que bas &lt;= haut et trouve=FAUX</text:p>
            <text:p text:style-name="P41"><text:tab/><text:tab/>milieu ← (bas + haut) // 2</text:p>
            <text:p text:style-name="P41"><text:tab/><text:tab/>si element=tableau[milieu] alors</text:p>
            <text:p text:style-name="P41"><text:tab/><text:tab/><text:tab/><text:tab/>trouve←True</text:p>
            <text:p text:style-name="P41"><text:tab/><text:tab/>sinon</text:p>
            <text:p text:style-name="P41"><text:tab/><text:tab/><text:tab/>si element&gt;tableau[milieu] alors</text:p>
            <text:p text:style-name="P41"><text:tab/><text:tab/><text:tab/><text:tab/>bas ← milieu+1</text:p>
            <text:p text:style-name="P41"><text:tab/><text:tab/><text:tab/>sinon</text:p>
            <text:p text:style-name="P41"><text:tab/><text:tab/><text:tab/><text:tab/>haut ← milieu-1</text:p>
            <text:p text:style-name="P41"><text:tab/><text:tab/><text:tab/>fin si</text:p>
            <text:p text:style-name="P41"><text:tab/><text:tab/>fin si</text:p>
            <text:p text:style-name="P41"><text:tab/>fin tant que</text:p>
            <text:p text:style-name="P41"><text:tab/>si trouve=vrai alors</text:p>
            <text:p text:style-name="P41"><text:tab/><text:tab/>indice ← milieu</text:p>
            <text:p text:style-name="P41"><text:tab/>sinon</text:p>
            <text:p text:style-name="P41"><text:tab/><text:tab/>indice ← -1</text:p>
            <text:p text:style-name="P41"><text:tab/>fin si</text:p>
            <text:p text:style-name="P10"><text:span text:style-name="Police_20_par_20_défaut"><text:span text:style-name="T35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51">def </text:span></text:span><text:span text:style-name="Police_20_par_20_défaut"><text:span text:style-name="T37">recherche_dichotomique( element, tableau ):<text:line-break/> <text:s text:c="3"/>bas = </text:span></text:span><text:span text:style-name="Police_20_par_20_défaut"><text:span text:style-name="T55">0<text:line-break/> <text:s text:c="3"/></text:span></text:span><text:span text:style-name="Police_20_par_20_défaut"><text:span text:style-name="T37">haut = </text:span></text:span><text:span text:style-name="Police_20_par_20_défaut"><text:span text:style-name="T52">len</text:span></text:span><text:span text:style-name="Police_20_par_20_défaut"><text:span text:style-name="T37">(tableau)-</text:span></text:span><text:span text:style-name="Police_20_par_20_défaut"><text:span text:style-name="T55">1<text:line-break/> <text:s text:c="3"/></text:span></text:span><text:span text:style-name="Police_20_par_20_défaut"><text:span text:style-name="T37">trouve=</text:span></text:span><text:span text:style-name="Police_20_par_20_défaut"><text:span text:style-name="T51">False<text:line-break/></text:span></text:span><text:span text:style-name="Police_20_par_20_défaut"><text:span text:style-name="T37"> <text:s text:c="3"/></text:span></text:span><text:span text:style-name="Police_20_par_20_défaut"><text:span text:style-name="T51">while </text:span></text:span><text:span text:style-name="Police_20_par_20_défaut"><text:span text:style-name="T37">bas &lt;= haut </text:span></text:span><text:span text:style-name="Police_20_par_20_défaut"><text:span text:style-name="T51">and </text:span></text:span><text:span text:style-name="Police_20_par_20_défaut"><text:span text:style-name="T37">trouve==</text:span></text:span><text:span text:style-name="Police_20_par_20_défaut"><text:span text:style-name="T51">False</text:span></text:span><text:span text:style-name="Police_20_par_20_défaut"><text:span text:style-name="T37">:<text:line-break/> <text:s text:c="7"/>milieu = (bas + haut) // </text:span></text:span><text:span text:style-name="Police_20_par_20_défaut"><text:span text:style-name="T55">2<text:line-break/> <text:s text:c="7"/></text:span></text:span><text:span text:style-name="Police_20_par_20_défaut"><text:span text:style-name="T51">if </text:span></text:span><text:span text:style-name="Police_20_par_20_défaut"><text:span text:style-name="T37">element==tableau[milieu]:<text:line-break/> <text:s text:c="11"/>trouve=</text:span></text:span><text:span text:style-name="Police_20_par_20_défaut"><text:span text:style-name="T51">True<text:line-break/></text:span></text:span><text:span text:style-name="Police_20_par_20_défaut"><text:span text:style-name="T37"> <text:s text:c="7"/></text:span></text:span><text:span text:style-name="Police_20_par_20_défaut"><text:span text:style-name="T51">else</text:span></text:span><text:span text:style-name="Police_20_par_20_défaut"><text:span text:style-name="T37">:<text:line-break/> <text:s text:c="11"/></text:span></text:span><text:span text:style-name="Police_20_par_20_défaut"><text:span text:style-name="T51">if </text:span></text:span><text:span text:style-name="Police_20_par_20_défaut"><text:span text:style-name="T37">element&gt;tableau[milieu]:<text:line-break/> <text:s text:c="15"/>bas = milieu+</text:span></text:span><text:span text:style-name="Police_20_par_20_défaut"><text:span text:style-name="T55">1<text:line-break/> <text:s text:c="11"/></text:span></text:span><text:span text:style-name="Police_20_par_20_défaut"><text:span text:style-name="T51">else </text:span></text:span><text:span text:style-name="Police_20_par_20_défaut"><text:span text:style-name="T37">:<text:line-break/> <text:s text:c="15"/>haut = milieu-</text:span></text:span><text:span text:style-name="Police_20_par_20_défaut"><text:span text:style-name="T55">1<text:line-break/></text:span></text:span><text:span text:style-name="Police_20_par_20_défaut"><text:span text:style-name="T37"> <text:s text:c="3"/></text:span></text:span><text:span text:style-name="Police_20_par_20_défaut"><text:span text:style-name="T51">if </text:span></text:span><text:span text:style-name="Police_20_par_20_défaut"><text:span text:style-name="T37">trouve==</text:span></text:span><text:span text:style-name="Police_20_par_20_défaut"><text:span text:style-name="T51">True</text:span></text:span><text:span text:style-name="Police_20_par_20_défaut"><text:span text:style-name="T37">:<text:line-break/> <text:s text:c="7"/>indice = milieu<text:line-break/> <text:s text:c="3"/></text:span></text:span><text:span text:style-name="Police_20_par_20_défaut"><text:span text:style-name="T51">else</text:span></text:span><text:span text:style-name="Police_20_par_20_défaut"><text:span text:style-name="T37">:<text:line-break/> <text:s text:c="7"/>indice = -</text:span></text:span><text:span text:style-name="Police_20_par_20_défaut"><text:span text:style-name="T55">1<text:line-break/> <text:s text:c="3"/></text:span></text:span><text:span text:style-name="Police_20_par_20_défaut"><text:span text:style-name="T51">return </text:span></text:span><text:span text:style-name="Police_20_par_20_défaut"><text:span text:style-name="T37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4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3"><text:span text:style-name="Police_20_par_20_défaut"><text:span text:style-name="T14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4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2">21</text:p>
            <text:p text:style-name="P43">3</text:p>
          </table:table-cell>
          <table:table-cell table:style-name="Tableau22.A1" office:value-type="string">
            <text:p text:style-name="P42">25</text:p>
            <text:p text:style-name="P43">4</text:p>
          </table:table-cell>
          <table:table-cell table:style-name="Tableau22.A1" office:value-type="string">
            <text:p text:style-name="P42">31</text:p>
            <text:p text:style-name="P43">5</text:p>
          </table:table-cell>
          <table:table-cell table:style-name="Tableau22.A1" office:value-type="string">
            <text:p text:style-name="P42">35</text:p>
            <text:p text:style-name="P43">6</text:p>
          </table:table-cell>
          <table:table-cell table:style-name="Tableau22.A1" office:value-type="string">
            <text:p text:style-name="P42">37</text:p>
            <text:p text:style-name="P43">7</text:p>
          </table:table-cell>
          <table:table-cell table:style-name="Tableau22.A1" office:value-type="string">
            <text:p text:style-name="P42">42</text:p>
            <text:p text:style-name="P43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8">0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8">8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8">12</text:p>
          </table:table-cell>
          <table:table-cell table:style-name="Tableau23.A1" office:value-type="string">
            <text:p text:style-name="P38">15</text:p>
          </table:table-cell>
          <table:table-cell table:style-name="Tableau23.A1" office:value-type="string">
            <text:p text:style-name="P38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59"><text:span text:style-name="Police_20_par_20_défaut"><text:span text:style-name="T14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1580997501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1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9</text:page-number></text:span></text:span><text:span text:style-name="Police_20_par_20_défaut"><text:span text:style-name="MT5">/</text:span></text:span><text:span text:style-name="Police_20_par_20_défaut"><text:span text:style-name="MT5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3-30T15:19:34.496000000</dc:date>
    <meta:print-date>2019-07-04T21:33:00Z</meta:print-date>
    <meta:editing-cycles>4</meta:editing-cycles>
    <meta:editing-duration>PT15M56S</meta:editing-duration>
    <meta:document-statistic meta:table-count="23" meta:image-count="2" meta:object-count="2" meta:page-count="9" meta:paragraph-count="496" meta:word-count="1651" meta:character-count="9084" meta:non-whitespace-character-count="7260"/>
    <meta:template xlink:type="simple" xlink:actuate="onRequest" xlink:title="" xlink:href="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